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eorgia" svg:font-family="Georgia" style:font-family-generic="roman" style:font-pitch="variable"/>
    <style:font-face style:name="Mononoki Nerd Font" svg:font-family="'Mononoki Nerd Font'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style:font-name="Georgia" officeooo:rsid="00052b33" officeooo:paragraph-rsid="00052b33"/>
    </style:style>
    <style:style style:name="P2" style:family="paragraph" style:parent-style-name="Text_20_body">
      <style:text-properties officeooo:paragraph-rsid="0009e5c4"/>
    </style:style>
    <style:style style:name="P3" style:family="paragraph" style:parent-style-name="Standard">
      <style:text-properties style:font-name="Georgia" officeooo:rsid="00052b33" officeooo:paragraph-rsid="00052b33"/>
    </style:style>
    <style:style style:name="P4" style:family="paragraph" style:parent-style-name="Text_20_body">
      <style:text-properties style:font-name="Georgia" officeooo:rsid="000ea888" officeooo:paragraph-rsid="000ea888"/>
    </style:style>
    <style:style style:name="P5" style:family="paragraph" style:parent-style-name="Standard">
      <style:text-properties style:font-name="Georgia" officeooo:rsid="000cd25e" officeooo:paragraph-rsid="000cd25e"/>
    </style:style>
    <style:style style:name="P6" style:family="paragraph" style:parent-style-name="Standard">
      <style:text-properties style:font-name="Georgia" officeooo:rsid="00130646" officeooo:paragraph-rsid="00130646"/>
    </style:style>
    <style:style style:name="P7" style:family="paragraph" style:parent-style-name="Standard">
      <style:text-properties style:font-name="Georgia" officeooo:rsid="00139202" officeooo:paragraph-rsid="00139202"/>
    </style:style>
    <style:style style:name="P8" style:family="paragraph" style:parent-style-name="Standard">
      <style:text-properties style:font-name="Georgia" officeooo:rsid="001c1dce" officeooo:paragraph-rsid="001c1dce"/>
    </style:style>
    <style:style style:name="T1" style:family="text">
      <style:text-properties officeooo:rsid="0005b743"/>
    </style:style>
    <style:style style:name="T2" style:family="text">
      <style:text-properties officeooo:rsid="0006a090"/>
    </style:style>
    <style:style style:name="T3" style:family="text">
      <style:text-properties style:text-position="super 58%" officeooo:rsid="0006a090"/>
    </style:style>
    <style:style style:name="T4" style:family="text">
      <style:text-properties style:font-name="Georgia" officeooo:rsid="00052b33"/>
    </style:style>
    <style:style style:name="T5" style:family="text">
      <style:text-properties style:font-name="Georgia"/>
    </style:style>
    <style:style style:name="T6" style:family="text">
      <style:text-properties officeooo:rsid="000c32b1"/>
    </style:style>
    <style:style style:name="T7" style:family="text">
      <style:text-properties officeooo:rsid="000e45c2"/>
    </style:style>
    <style:style style:name="T8" style:family="text">
      <style:text-properties officeooo:rsid="00102d34"/>
    </style:style>
    <style:style style:name="T9" style:family="text">
      <style:text-properties officeooo:rsid="001071a0"/>
    </style:style>
    <style:style style:name="T10" style:family="text">
      <style:text-properties officeooo:rsid="0018de89"/>
    </style:style>
    <style:style style:name="T11" style:family="text">
      <style:text-properties officeooo:rsid="00157ac8"/>
    </style:style>
    <style:style style:name="T12" style:family="text">
      <style:text-properties officeooo:rsid="001b24f2"/>
    </style:style>
    <style:style style:name="T13" style:family="text">
      <style:text-properties officeooo:rsid="001db19f"/>
    </style:style>
    <style:style style:name="T14" style:family="text">
      <style:text-properties officeooo:rsid="0019c4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ourne View Hall</text:span><text:line-break/><text:span text:style-name="T1">Mourne View Hall, 34. Dublin Rd, </text:span><text:span text:style-name="T2">Dundalk</text:span><text:line-break/><text:span text:style-name="T2">A91 E3P1</text:span><text:line-break/><text:span text:style-name="T2">6</text:span><text:span text:style-name="T3">th</text:span><text:span text:style-name="T2"> April 2025</text:span></text:p>
      <text:p text:style-name="P2"><text:span text:style-name="T4">Sandyford<text:line-break/></text:span><text:span text:style-name="T5">Burton Hall Dr, Sandyford Business Park, Sandyford, Dublin 18</text:span></text:p>
      <text:p text:style-name="P3"/>
      <text:p text:style-name="P3">Dear Origina,</text:p>
      <text:p text:style-name="P3"/>
      <text:p text:style-name="P3">I am a recent Computing and System Operations (Software and DevOps) graduate from Dundalk Institute of Technology. <text:span text:style-name="T6">I am applying for the advertised systems engineer role. </text:span><text:span text:style-name="T7">I possess knowledge and skills in Windows Server, security best practises, and creation and tracking of incident reports.</text:span></text:p>
      <text:p text:style-name="P3"/>
      <text:p text:style-name="P4">I have a strong passion for delivering exceptional support and service for software, even when it is classified as legacy. This dedication motivates my desire to join Origina, as I resonate with its core principles of supporting software that IBM considers outdated, all while delivering significant cost savings for clients. Additionally, I have a fondness for supporting the underdog—a David versus Goliath narrative—which I see embodied in Origina’s efforts to disrupt the industry.</text:p>
      <text:p text:style-name="P5">My <text:span text:style-name="T7">degree</text:span> has equipped me with a solid <text:span text:style-name="T7">set of</text:span> foundation<text:span text:style-name="T7">s</text:span> in software development, system administration, and the <text:span text:style-name="T7">current-practices</text:span> of DevOps. I have <text:span text:style-name="T7">had</text:span> hands-on experience with various industry tools and technologies such as Git, Docker, and Kubernetes, <text:span text:style-name="T7">Grafana, and Window Server</text:span> which I understand are essential for the role at <text:span text:style-name="T7">Origina</text:span>. Additionally, my coursework emphasi<text:span text:style-name="T7">s</text:span>e<text:span text:style-name="T7">d</text:span> problem-based learnin<text:span text:style-name="T8">g, practical work, </text:span>and collaboration, <text:span text:style-name="T7">which </text:span>allow<text:span text:style-name="T7">ed</text:span> me to develop <text:span text:style-name="T7">good, </text:span><text:span text:style-name="T8">problem solving,</text:span><text:span text:style-name="T7"> </text:span>teamwork, and communication skills <text:span text:style-name="T9">which will help as my role of system engineer.</text:span></text:p>
      <text:p text:style-name="P5"/>
      <text:p text:style-name="P6">During the duration of my degree, I covered the use of Windows server as part of my System Administration classes where I was tasked with managing users, setting up active directory and deploying accounts.</text:p>
      <text:p text:style-name="P5"/>
      <text:p text:style-name="P6">In my fourth year I covered a course in IT security where we covered security practises of the industry <text:span text:style-name="T10">which included the use of control access and authentication with various systems.</text:span></text:p>
      <text:p text:style-name="P7"/>
      <text:p text:style-name="P7">And lastly, throughout the degree I was tasked with the creation, monitoring, and reporting of various systems through applications such as CircleCI and Gitlab <text:span text:style-name="T11">Pipelines. </text:span><text:span text:style-name="T12">I was also tasked with creating various presentations and demonstrations of these concepts.</text:span></text:p>
      <text:p text:style-name="P7"/>
      <text:p text:style-name="P8">I am particularly drawn to systems engineering as it aligns perfectly with my passion for problem-solving and my commitment to developing reliable, <text:span text:style-name="T13">and qualitative</text:span> solutions. I look forward to the opportunity to contribute to Origina's mission and collaborate with the team.</text:p>
      <text:p text:style-name="P7"/>
      <text:p text:style-name="P7"><text:span text:style-name="T14">Tha</text:span>nk you very much for taking the time to read this. I am available for interview at any time and look forward very much to your <text:span text:style-name="T14">response.</text:span></text:p>
      <text:p text:style-name="P5"/>
      <text:p text:style-name="P5">Your faithfully,</text:p>
      <text:p text:style-name="P5">Neo Sahade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eorgia" svg:font-family="Georgia" style:font-family-generic="roman" style:font-pitch="variable"/>
    <style:font-face style:name="Mononoki Nerd Font" svg:font-family="'Mononoki Nerd Font'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Mononoki Nerd Font" fo:font-size="12pt" fo:language="en" fo:country="ZA" style:letter-kerning="true" style:font-name-asian="Source Han Sans CN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Mononoki Nerd Font" fo:font-size="12pt" fo:language="en" fo:country="ZA" style:letter-kerning="true" style:font-name-asian="Source Han Sans CN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Mononoki Nerd Font" fo:font-family="'Mononoki Nerd Font'" fo:font-size="14pt" style:font-name-asian="Source Han Sans CN" style:font-family-asian="'Source Han Sans CN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Mononoki Nerd Font" fo:font-family="'Mononoki Nerd Font'"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Mononoki Nerd Font" fo:font-family="'Mononoki Nerd Font'"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ononoki Nerd Font" fo:font-family="'Mononoki Nerd Font'"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6T09:26:57.837998232</meta:creation-date>
    <meta:generator>LibreOffice/25.2.2.2$Linux_X86_64 LibreOffice_project/7370d4be9e3cf6031a51beef54ff3bda878e3fac</meta:generator>
    <dc:date>2025-04-06T13:53:47.565083500</dc:date>
    <meta:editing-duration>PT2H8M49S</meta:editing-duration>
    <meta:editing-cycles>20</meta:editing-cycles>
    <meta:document-statistic meta:table-count="0" meta:image-count="0" meta:object-count="0" meta:page-count="1" meta:paragraph-count="13" meta:word-count="404" meta:character-count="2605" meta:non-whitespace-character-count="2216"/>
  </office:meta>
</office:document-meta>
</file>